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n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9])^2+([.D9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9] * 1.5)/25.4" office:value-type="float" office:value="0.094488188976378" calcext:value-type="float">
            <text:p>0.09448818897637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10])^2+([.D10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10] * 1.5)/25.4" office:value-type="float" office:value="0.118110236220472" calcext:value-type="float">
            <text:p>0.11811023622047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11])^2+([.D11])^2)" office:value-type="float" office:value="3" calcext:value-type="float">
            <text:p>3</text:p>
          </table:table-cell>
          <table:table-cell table:formula="of:=[.C11]*[.D11]" office:value-type="float" office:value="4.32" calcext:value-type="float">
            <text:p>4.32</text:p>
          </table:table-cell>
          <table:table-cell table:number-columns-repeated="2"/>
          <table:table-cell table:formula="of:=([.E11] * 1.5)/25.4" office:value-type="float" office:value="0.177165354330709" calcext:value-type="float">
            <text:p>0.17716535433070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12])^2+([.D12])^2)" office:value-type="float" office:value="4.5" calcext:value-type="float">
            <text:p>4.5</text:p>
          </table:table-cell>
          <table:table-cell table:formula="of:=[.C12]*[.D12]" office:value-type="float" office:value="9.72" calcext:value-type="float">
            <text:p>9.72</text:p>
          </table:table-cell>
          <table:table-cell table:number-columns-repeated="2"/>
          <table:table-cell table:formula="of:=([.E12] * 1.5)/25.4" office:value-type="float" office:value="0.265748031496063" calcext:value-type="float">
            <text:p>0.26574803149606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13])^2+([.D13])^2)" office:value-type="float" office:value="5" calcext:value-type="float">
            <text:p>5</text:p>
          </table:table-cell>
          <table:table-cell table:formula="of:=[.C13]*[.D13]" office:value-type="float" office:value="12" calcext:value-type="float">
            <text:p>12</text:p>
          </table:table-cell>
          <table:table-cell table:number-columns-repeated="2"/>
          <table:table-cell table:formula="of:=([.E13] * 1.5)/25.4" office:value-type="float" office:value="0.295275590551181" calcext:value-type="float">
            <text:p>0.29527559055118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14])^2+([.D14])^2)" office:value-type="float" office:value="5.68401266712171" calcext:value-type="float">
            <text:p>5.68401266712171</text:p>
          </table:table-cell>
          <table:table-cell table:formula="of:=[.C14]*[.D14]" office:value-type="float" office:value="15.5268" calcext:value-type="float">
            <text:p>15.5268</text:p>
          </table:table-cell>
          <table:table-cell table:number-columns-repeated="2"/>
          <table:table-cell table:formula="of:=([.E14] * 1.5)/25.4" office:value-type="float" office:value="0.335670039396951" calcext:value-type="float">
            <text:p>0.33567003939695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15])^2+([.D15])^2)" office:value-type="float" office:value="5.82800137268344" calcext:value-type="float">
            <text:p>5.82800137268344</text:p>
          </table:table-cell>
          <table:table-cell table:formula="of:=[.C15]*[.D15]" office:value-type="float" office:value="16.31" calcext:value-type="float">
            <text:p>16.31</text:p>
          </table:table-cell>
          <table:table-cell table:number-columns-repeated="2"/>
          <table:table-cell table:formula="of:=([.E15] * 1.5)/25.4" office:value-type="float" office:value="0.344173309410439" calcext:value-type="float">
            <text:p>0.34417330941043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6])^2+([.D16])^2)" office:value-type="float" office:value="5.94053869611166" calcext:value-type="float">
            <text:p>5.94053869611166</text:p>
          </table:table-cell>
          <table:table-cell table:formula="of:=[.C16]*[.D16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6] * 1.5)/25.4" office:value-type="float" office:value="0.350819214337303" calcext:value-type="float">
            <text:p>0.3508192143373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7])^2+([.D17])^2)" office:value-type="float" office:value="6" calcext:value-type="float">
            <text:p>6</text:p>
          </table:table-cell>
          <table:table-cell table:formula="of:=[.C17]*[.D17]" office:value-type="float" office:value="17.28" calcext:value-type="float">
            <text:p>17.28</text:p>
          </table:table-cell>
          <table:table-cell table:number-columns-repeated="2"/>
          <table:table-cell table:formula="of:=([.E17] * 1.5)/25.4" office:value-type="float" office:value="0.354330708661417" calcext:value-type="float">
            <text:p>0.35433070866141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8])^2+([.D18])^2)" office:value-type="float" office:value="6.22800128452138" calcext:value-type="float">
            <text:p>6.22800128452138</text:p>
          </table:table-cell>
          <table:table-cell table:formula="of:=[.C18]*[.D18]" office:value-type="float" office:value="18.6252" calcext:value-type="float">
            <text:p>18.6252</text:p>
          </table:table-cell>
          <table:table-cell table:number-columns-repeated="2"/>
          <table:table-cell table:formula="of:=([.E18] * 1.5)/25.4" office:value-type="float" office:value="0.367795351448113" calcext:value-type="float">
            <text:p>0.36779535144811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9])^2+([.D19])^2)" office:value-type="float" office:value="6.72000744047207" calcext:value-type="float">
            <text:p>6.72000744047207</text:p>
          </table:table-cell>
          <table:table-cell table:formula="of:=[.C19]*[.D19]" office:value-type="float" office:value="21.6948" calcext:value-type="float">
            <text:p>21.6948</text:p>
          </table:table-cell>
          <table:table-cell table:number-columns-repeated="2"/>
          <table:table-cell table:formula="of:=([.E19] * 1.5)/25.4" office:value-type="float" office:value="0.396850833098744" calcext:value-type="float">
            <text:p>0.3968508330987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20])^2+([.D20])^2)" office:value-type="float" office:value="7.04302491831457" calcext:value-type="float">
            <text:p>7.04302491831457</text:p>
          </table:table-cell>
          <table:table-cell table:formula="of:=[.C20]*[.D20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20] * 1.5)/25.4" office:value-type="float" office:value="0.415926668404404" calcext:value-type="float">
            <text:p>0.41592666840440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21])^2+([.D21])^2)" office:value-type="float" office:value="7.18204010013868" calcext:value-type="float">
            <text:p>7.18204010013868</text:p>
          </table:table-cell>
          <table:table-cell table:formula="of:=[.C21]*[.D21]" office:value-type="float" office:value="24.7104" calcext:value-type="float">
            <text:p>24.7104</text:p>
          </table:table-cell>
          <table:table-cell table:number-columns-repeated="2"/>
          <table:table-cell table:formula="of:=([.E21] * 1.5)/25.4" office:value-type="float" office:value="0.424136226386142" calcext:value-type="float">
            <text:p>0.42413622638614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22])^2+([.D22])^2)" office:value-type="float" office:value="7.66625071335395" calcext:value-type="float">
            <text:p>7.66625071335395</text:p>
          </table:table-cell>
          <table:table-cell table:formula="of:=[.C22]*[.D22]" office:value-type="float" office:value="28.0735" calcext:value-type="float">
            <text:p>28.0735</text:p>
          </table:table-cell>
          <table:table-cell table:number-columns-repeated="2"/>
          <table:table-cell table:formula="of:=([.E22] * 1.5)/25.4" office:value-type="float" office:value="0.4527313413398" calcext:value-type="float">
            <text:p>0.452731341339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23])^2+([.D23])^2)" office:value-type="float" office:value="7.8720010162601" calcext:value-type="float">
            <text:p>7.8720010162601</text:p>
          </table:table-cell>
          <table:table-cell table:formula="of:=[.C23]*[.D23]" office:value-type="float" office:value="29.736" calcext:value-type="float">
            <text:p>29.736</text:p>
          </table:table-cell>
          <table:table-cell table:number-columns-repeated="2"/>
          <table:table-cell table:formula="of:=([.E23] * 1.5)/25.4" office:value-type="float" office:value="0.46488194977914" calcext:value-type="float">
            <text:p>0.4648819497791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24])^2+([.D24])^2)" office:value-type="float" office:value="8" calcext:value-type="float">
            <text:p>8</text:p>
          </table:table-cell>
          <table:table-cell table:formula="of:=[.C24]*[.D24]" office:value-type="float" office:value="30.72" calcext:value-type="float">
            <text:p>30.72</text:p>
          </table:table-cell>
          <table:table-cell table:number-columns-repeated="2"/>
          <table:table-cell table:formula="of:=([.E24] * 1.5)/25.4" office:value-type="float" office:value="0.47244094488189" calcext:value-type="float">
            <text:p>0.4724409448818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25])^2+([.D25])^2)" office:value-type="float" office:value="8.93615129683915" calcext:value-type="float">
            <text:p>8.93615129683915</text:p>
          </table:table-cell>
          <table:table-cell table:formula="of:=[.C25]*[.D25]" office:value-type="float" office:value="38.1976" calcext:value-type="float">
            <text:p>38.1976</text:p>
          </table:table-cell>
          <table:table-cell table:number-columns-repeated="2"/>
          <table:table-cell table:formula="of:=([.E25] * 1.5)/25.4" office:value-type="float" office:value="0.527725470285777" calcext:value-type="float">
            <text:p>0.5277254702857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6])^2+([.D26])^2)" office:value-type="float" office:value="9.5" calcext:value-type="float">
            <text:p>9.5</text:p>
          </table:table-cell>
          <table:table-cell table:formula="of:=[.C26]*[.D26]" office:value-type="float" office:value="43.32" calcext:value-type="float">
            <text:p>43.32</text:p>
          </table:table-cell>
          <table:table-cell table:number-columns-repeated="2"/>
          <table:table-cell table:formula="of:=([.E26] * 1.5)/25.4" office:value-type="float" office:value="0.561023622047244" calcext:value-type="float">
            <text:p>0.5610236220472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7])^2+([.D27])^2)" office:value-type="float" office:value="10.0700794435794" calcext:value-type="float">
            <text:p>10.0700794435794</text:p>
          </table:table-cell>
          <table:table-cell table:formula="of:=[.C27]*[.D27]" office:value-type="float" office:value="48.5608" calcext:value-type="float">
            <text:p>48.5608</text:p>
          </table:table-cell>
          <table:table-cell table:number-columns-repeated="2"/>
          <table:table-cell table:formula="of:=([.E27] * 1.5)/25.4" office:value-type="float" office:value="0.594689730920042" calcext:value-type="float">
            <text:p>0.59468973092004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8] * 1.5)/25.4" office:value-type="float" office:value="0.60236220472441" calcext:value-type="float">
            <text:p>0.6023622047244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9] * 1.5)/25.4" office:value-type="float" office:value="0.661417322834646" calcext:value-type="float">
            <text:p>0.66141732283464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30]*[.D30]" office:value-type="float" office:value="69.12" calcext:value-type="float">
            <text:p>69.12</text:p>
          </table:table-cell>
          <table:table-cell table:number-columns-repeated="2"/>
          <table:table-cell table:formula="of:=([.E30] * 1.5)/25.4" office:value-type="float" office:value="0.720472440944882" calcext:value-type="float">
            <text:p>0.72047244094488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31]*[.D31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31] * 1.5)/25.4" office:value-type="float" office:value="0.779527559055118" calcext:value-type="float">
            <text:p>0.77952755905511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32]*[.D32]" office:value-type="float" office:value="85.36" calcext:value-type="float">
            <text:p>85.36</text:p>
          </table:table-cell>
          <table:table-cell table:number-columns-repeated="2"/>
          <table:table-cell table:formula="of:=([.E32] * 1.5)/25.4" office:value-type="float" office:value="0.838582677165354" calcext:value-type="float">
            <text:p>0.83858267716535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33]*[.D33]" office:value-type="float" office:value="97.9551" calcext:value-type="float">
            <text:p>97.9551</text:p>
          </table:table-cell>
          <table:table-cell table:number-columns-repeated="2"/>
          <table:table-cell table:formula="of:=([.E33] * 1.5)/25.4" office:value-type="float" office:value="0.897637795275591" calcext:value-type="float">
            <text:p>0.89763779527559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34]*[.D34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0.956692913385827" calcext:value-type="float">
            <text:p>0.95669291338582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35]*[.D35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35] * 1.5)/25.4" office:value-type="float" office:value="1.01574803149606" calcext:value-type="float">
            <text:p>1.0157480314960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6] * 1.5)/25.4" office:value-type="float" office:value="1.0748031496063" calcext:value-type="float">
            <text:p>1.0748031496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7]*[.D37]" office:value-type="float" office:value="122.88" calcext:value-type="float">
            <text:p>122.88</text:p>
          </table:table-cell>
          <table:table-cell table:number-columns-repeated="2"/>
          <table:table-cell table:formula="of:=([.E37] * 1.5)/25.4" office:value-type="float" office:value="1.13385826771654" calcext:value-type="float">
            <text:p>1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8]*[.D38]" office:value-type="float" office:value="130.2" calcext:value-type="float">
            <text:p>130.2</text:p>
          </table:table-cell>
          <table:table-cell table:number-columns-repeated="2"/>
          <table:table-cell table:formula="of:=([.E38] * 1.5)/25.4" office:value-type="float" office:value="1.19291338582677" calcext:value-type="float">
            <text:p>1.192913385826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9]*[.D39]" office:value-type="float" office:value="145.23" calcext:value-type="float">
            <text:p>145.23</text:p>
          </table:table-cell>
          <table:table-cell table:number-columns-repeated="2"/>
          <table:table-cell table:formula="of:=([.E39] * 1.5)/25.4" office:value-type="float" office:value="1.25196850393701" calcext:value-type="float">
            <text:p>1.2519685039370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40]*[.D40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40] * 1.5)/25.4" office:value-type="float" office:value="1.31102362204724" calcext:value-type="float">
            <text:p>1.3110236220472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41]*[.D41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41] * 1.5)/25.4" office:value-type="float" office:value="1.37007874015748" calcext:value-type="float">
            <text:p>1.370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42] * 1.5)/25.4" office:value-type="float" office:value="1.42913385826772" calcext:value-type="float">
            <text:p>1.4291338582677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43]*[.D43]" office:value-type="float" office:value="261.8" calcext:value-type="float">
            <text:p>261.8</text:p>
          </table:table-cell>
          <table:table-cell table:number-columns-repeated="2"/>
          <table:table-cell table:formula="of:=([.E43] * 1.5)/25.4" office:value-type="float" office:value="1.48818897637795" calcext:value-type="float">
            <text:p>1.488188976377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44]*[.D44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44] * 1.5)/25.4" office:value-type="float" office:value="1.54724409448819" calcext:value-type="float">
            <text:p>1.547244094488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45]*[.D45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45] * 1.5)/25.4" office:value-type="float" office:value="1.60629921259843" calcext:value-type="float">
            <text:p>1.6062992125984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6] * 1.5)/25.4" office:value-type="float" office:value="1.66535433070866" calcext:value-type="float">
            <text:p>1.6653543307086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7]*[.D47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7] * 1.5)/25.4" office:value-type="float" office:value="1.7244094488189" calcext:value-type="float">
            <text:p>1.7244094488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8]*[.D48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8] * 1.5)/25.4" office:value-type="float" office:value="1.78346456692913" calcext:value-type="float">
            <text:p>1.7834645669291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9] * 1.5)/25.4" office:value-type="float" office:value="1.84251968503937" calcext:value-type="float">
            <text:p>1.8425196850393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50]*[.D50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50] * 1.5)/25.4" office:value-type="float" office:value="1.90157480314961" calcext:value-type="float">
            <text:p>1.901574803149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51] * 1.5)/25.4" office:value-type="float" office:value="1.96062992125984" calcext:value-type="float">
            <text:p>1.9606299212598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52]*[.D52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52] * 1.5)/25.4" office:value-type="float" office:value="2.01968503937008" calcext:value-type="float">
            <text:p>2.0196850393700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53]*[.D53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53] * 1.5)/25.4" office:value-type="float" office:value="2.07874015748032" calcext:value-type="float">
            <text:p>2.078740157480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54]*[.D54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54] * 1.5)/25.4" office:value-type="float" office:value="2.13779527559055" calcext:value-type="float">
            <text:p>2.1377952755905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55]*[.D55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55] * 1.5)/25.4" office:value-type="float" office:value="2.19685039370079" calcext:value-type="float">
            <text:p>2.196850393700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6] * 1.5)/25.4" office:value-type="float" office:value="2.25590551181102" calcext:value-type="float">
            <text:p>2.2559055118110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7]*[.D57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7] * 1.5)/25.4" office:value-type="float" office:value="2.31496062992126" calcext:value-type="float">
            <text:p>2.3149606299212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8]*[.D58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8] * 1.5)/25.4" office:value-type="float" office:value="2.3740157480315" calcext:value-type="float">
            <text:p>2.374015748031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9] * 1.5)/25.4" office:value-type="float" office:value="2.55507874015748" calcext:value-type="float">
            <text:p>2.555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60])^2+([.D60])^2)" office:value-type="float" office:value="44.7122086235963" calcext:value-type="float">
            <text:p>44.7122086235963</text:p>
          </table:table-cell>
          <table:table-cell table:formula="of:=[.C60]*[.D60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60] * 1.5)/25.4" office:value-type="float" office:value="2.640484761236" calcext:value-type="float">
            <text:p>2.6404847612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61])^2+([.D61])^2)" office:value-type="float" office:value="46.3063883281778" calcext:value-type="float">
            <text:p>46.3063883281778</text:p>
          </table:table-cell>
          <table:table-cell table:formula="of:=[.C61]*[.D61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61] * 1.5)/25.4" office:value-type="float" office:value="2.734629231979" calcext:value-type="float">
            <text:p>2.7346292319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62])^2+([.D62])^2)" office:value-type="float" office:value="54.0832691319598" calcext:value-type="float">
            <text:p>54.0832691319598</text:p>
          </table:table-cell>
          <table:table-cell table:formula="of:=[.C62]*[.D62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62] * 1.5)/25.4" office:value-type="float" office:value="3.19389384637558" calcext:value-type="float">
            <text:p>3.19389384637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63])^2+([.D63])^2)" office:value-type="float" office:value="54.7800146038681" calcext:value-type="float">
            <text:p>54.7800146038681</text:p>
          </table:table-cell>
          <table:table-cell table:formula="of:=[.C63]*[.D63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63] * 1.5)/25.4" office:value-type="float" office:value="3.23504023251189" calcext:value-type="float">
            <text:p>3.23504023251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64])^2+([.D64])^2)" office:value-type="float" office:value="57.3027966158721" calcext:value-type="float">
            <text:p>57.3027966158721</text:p>
          </table:table-cell>
          <table:table-cell table:formula="of:=[.C64]*[.D64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64] * 1.5)/25.4" office:value-type="float" office:value="3.38402342219717" calcext:value-type="float">
            <text:p>3.384023422197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65])^2+([.D65])^2)" office:value-type="float" office:value="59.8607617726337" calcext:value-type="float">
            <text:p>59.8607617726337</text:p>
          </table:table-cell>
          <table:table-cell table:formula="of:=[.C65]*[.D65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65] * 1.5)/25.4" office:value-type="float" office:value="3.53508435665159" calcext:value-type="float">
            <text:p>3.5350843566515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6])^2+([.D66])^2)" office:value-type="float" office:value="61.2800130548289" calcext:value-type="float">
            <text:p>61.2800130548289</text:p>
          </table:table-cell>
          <table:table-cell table:formula="of:=[.C66]*[.D66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6] * 1.5)/25.4" office:value-type="float" office:value="3.61889840874974" calcext:value-type="float">
            <text:p>3.6188984087497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7])^2+([.D67])^2)" office:value-type="float" office:value="66.573267908373" calcext:value-type="float">
            <text:p>66.573267908373</text:p>
          </table:table-cell>
          <table:table-cell table:formula="of:=[.C67]*[.D67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7] * 1.5)/25.4" office:value-type="float" office:value="3.93149219931336" calcext:value-type="float">
            <text:p>3.931492199313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8])^2+([.D68])^2)" office:value-type="float" office:value="67.0800268336261" calcext:value-type="float">
            <text:p>67.0800268336261</text:p>
          </table:table-cell>
          <table:table-cell table:formula="of:=[.C68]*[.D68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8] * 1.5)/25.4" office:value-type="float" office:value="3.96141890749761" calcext:value-type="float">
            <text:p>3.961418907497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9])^2+([.D69])^2)" office:value-type="float" office:value="67.3600029691211" calcext:value-type="float">
            <text:p>67.3600029691211</text:p>
          </table:table-cell>
          <table:table-cell table:formula="of:=[.C69]*[.D69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9] * 1.5)/25.4" office:value-type="float" office:value="3.97795293124731" calcext:value-type="float">
            <text:p>3.9779529312473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70])^2+([.D70])^2)" office:value-type="float" office:value="70" calcext:value-type="float">
            <text:p>70</text:p>
          </table:table-cell>
          <table:table-cell table:formula="of:=[.C70]*[.D70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70] * 1.5)/25.4" office:value-type="float" office:value="4.13385826771654" calcext:value-type="float">
            <text:p>4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71])^2+([.D71])^2)" office:value-type="float" office:value="79.1959594928933" calcext:value-type="float">
            <text:p>79.1959594928933</text:p>
          </table:table-cell>
          <table:table-cell table:formula="of:=[.C71]*[.D71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71] * 1.5)/25.4" office:value-type="float" office:value="4.6769267417063" calcext:value-type="float">
            <text:p>4.6769267417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72])^2+([.D72])^2)" office:value-type="float" office:value="87.9061146906175" calcext:value-type="float">
            <text:p>87.9061146906175</text:p>
          </table:table-cell>
          <table:table-cell table:formula="of:=[.C72]*[.D72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72] * 1.5)/25.4" office:value-type="float" office:value="5.19130598566639" calcext:value-type="float">
            <text:p>5.191305985666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73])^2+([.D73])^2)" office:value-type="float" office:value="89.6437393240599" calcext:value-type="float">
            <text:p>89.6437393240599</text:p>
          </table:table-cell>
          <table:table-cell table:formula="of:=[.C73]*[.D73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73] * 1.5)/25.4" office:value-type="float" office:value="5.29392161362558" calcext:value-type="float">
            <text:p>5.29392161362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74])^2+([.D74])^2)" office:value-type="float" office:value="94.4033897696476" calcext:value-type="float">
            <text:p>94.4033897696476</text:p>
          </table:table-cell>
          <table:table-cell table:formula="of:=[.C74]*[.D74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74] * 1.5)/25.4" office:value-type="float" office:value="5.5750033328532" calcext:value-type="float">
            <text:p>5.57500333285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75])^2+([.D75])^2)" office:value-type="float" office:value="100.955435712992" calcext:value-type="float">
            <text:p>100.955435712992</text:p>
          </table:table-cell>
          <table:table-cell table:formula="of:=[.C75]*[.D75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75] * 1.5)/25.4" office:value-type="float" office:value="5.96193517990109" calcext:value-type="float">
            <text:p>5.9619351799010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6])^2+([.D76])^2)" office:value-type="float" office:value="155.080624192708" calcext:value-type="float">
            <text:p>155.080624192708</text:p>
          </table:table-cell>
          <table:table-cell table:formula="of:=[.C76]*[.D76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6] * 1.5)/25.4" office:value-type="float" office:value="9.15830457830954" calcext:value-type="float">
            <text:p>9.158304578309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7])^2+([.D77])^2)" office:value-type="float" office:value="218.661839377611" calcext:value-type="float">
            <text:p>218.661839377611</text:p>
          </table:table-cell>
          <table:table-cell table:formula="of:=[.C77]*[.D77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7] * 1.5)/25.4" office:value-type="float" office:value="12.9131007506463" calcext:value-type="float">
            <text:p>12.91310075064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8])^2+([.D78])^2)" office:value-type="float" office:value="325.153809757782" calcext:value-type="float">
            <text:p>325.153809757782</text:p>
          </table:table-cell>
          <table:table-cell table:formula="of:=[.C78]*[.D78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8] * 1.5)/25.4" office:value-type="float" office:value="19.2019966392391" calcext:value-type="float">
            <text:p>19.201996639239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66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7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2</text:p>
          </table:table-cell>
          <table:table-cell table:number-columns-repeated="10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8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86</text:p>
          </table:table-cell>
          <table:table-cell table:number-columns-repeated="10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582/586 successor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1</text:p>
          </table:table-cell>
          <table:table-cell office:value-type="string" calcext:value-type="string">
            <text:p>ISOCELL HM1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P9</text:p>
          </table:table-cell>
          <table:table-cell office:value-type="string" calcext:value-type="string">
            <text:p>ISOCELL HP9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Exmor_RS_CMOS_50MP</text:p>
          </table:table-cell>
          <table:table-cell office:value-type="string" calcext:value-type="string">
            <text:p>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564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08</text:p>
          </table:table-cell>
          <table:table-cell table:number-columns-repeated="27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4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19</text:p>
          </table:table-cell>
          <table:table-cell/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8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7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0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77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2</text:p>
          </table:table-cell>
          <table:table-cell table:number-columns-repeated="3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6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15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55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4</text:p>
          </table:table-cell>
          <table:table-cell table:number-columns-repeated="3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35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27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9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19</text:p>
          </table:table-cell>
          <table:table-cell/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0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6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98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30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58</text:p>
          </table:table-cell>
          <table:table-cell table:number-columns-repeated="28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74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83</text:p>
          </table:table-cell>
          <table:table-cell table:number-columns-repeated="29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Aptina</text:p>
          </table:table-cell>
          <table:table-cell office:value-type="string" calcext:value-type="string">
            <text:p>AR1820HS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"/>
          <table:table-cell office:value-type="string" calcext:value-type="string">
            <text:p>https://files.niemo.de/aptina_pdfs/AR1820HS_Data_Sheet.pdf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8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64A40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QV27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ull Fram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ica</text:p>
          </table:table-cell>
          <table:table-cell office:value-type="string" calcext:value-type="string">
            <text:p>1in Leic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JN5</text:p>
          </table:table-cell>
          <table:table-cell office:value-type="string" calcext:value-type="string">
            <text:p>ISOCELL JN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7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6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16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25.27" calcext:value-type="float">
            <text:p>25.27</text:p>
          </table:table-cell>
          <table:table-cell office:value-type="float" office:value="6528" calcext:value-type="float">
            <text:p>6528</text:p>
          </table:table-cell>
          <table:table-cell office:value-type="float" office:value="4896" calcext:value-type="float">
            <text:p>4896</text:p>
          </table:table-cell>
          <table:table-cell office:value-type="float" office:value="0.75" calcext:value-type="float">
            <text:p>0.75</text:p>
          </table:table-cell>
          <table:table-cell office:value-type="float" office:value="4.896" calcext:value-type="float">
            <text:p>4.896</text:p>
          </table:table-cell>
          <table:table-cell office:value-type="float" office:value="3.672" calcext:value-type="float">
            <text:p>3.672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1/2.77”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900</text:p>
          </table:table-cell>
          <table:table-cell table:number-columns-repeated="8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00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98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LYT-818</text:p>
          </table:table-cell>
          <table:table-cell table:number-columns-repeated="5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ikon;Pentax;Sony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APS-C</text:p>
          </table:table-cell>
          <table:table-cell table:number-columns-repeated="6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Classi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uperscope</text:p>
          </table:table-cell>
          <table:table-cell office:value-type="string" calcext:value-type="string">
            <text:p>Super 35</text:p>
          </table:table-cell>
          <table:table-cell table:number-columns-repeated="6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S;Canon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High Definiti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S-P</text:p>
          </table:table-cell>
          <table:table-cell office:value-type="string" calcext:value-type="string">
            <text:p>Panoramic</text:p>
          </table:table-cell>
          <table:table-cell table:number-columns-repeated="5"/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7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OV13850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mnivision</text:p>
          </table:table-cell>
          <table:table-cell office:value-type="string" calcext:value-type="string">
            <text:p>BF314ACS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HMX</text:p>
          </table:table-cell>
          <table:table-cell office:value-type="string" calcext:value-type="string">
            <text:p>ISOCELL HMX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5</text:p>
          </table:table-cell>
          <table:table-cell table:number-columns-repeated="3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7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1</text:p>
          </table:table-cell>
          <table:table-cell office:value-type="string" calcext:value-type="string">
            <text:p>ISOCELL GN1</text:p>
          </table:table-cell>
          <table:table-cell table:number-columns-repeated="26"/>
          <table:table-cell office:value-type="float" office:value="1589871600" calcext:value-type="float">
            <text:p>158987160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458</text:p>
          </table:table-cell>
          <table:table-cell table:number-columns-repeated="3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1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5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316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T2</text:p>
          </table:table-cell>
          <table:table-cell office:value-type="string" calcext:value-type="string">
            <text:p>ISOCELL 3T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4H7</text:p>
          </table:table-cell>
          <table:table-cell office:value-type="string" calcext:value-type="string">
            <text:p>ISOCELL 4H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50-40</text:p>
          </table:table-cell>
          <table:table-cell table:number-columns-repeated="10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5</text:p>
          </table:table-cell>
          <table:table-cell table:number-columns-repeated="3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264</text:p>
          </table:table-cell>
          <table:table-cell table:number-columns-repeated="3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IMX678</text:p>
          </table:table-cell>
          <table:table-cell table:number-columns-repeated="3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3</text:p>
          </table:table-cell>
          <table:table-cell office:value-type="string" calcext:value-type="string">
            <text:p>ISOCELL GN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3L6</text:p>
          </table:table-cell>
          <table:table-cell office:value-type="string" calcext:value-type="string">
            <text:p>ISOCELL 3L6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3.02”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4208" calcext:value-type="float">
            <text:p>4208</text:p>
          </table:table-cell>
          <table:table-cell office:value-type="float" office:value="3120" calcext:value-type="float">
            <text:p>31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D2</text:p>
          </table:table-cell>
          <table:table-cell office:value-type="string" calcext:value-type="string">
            <text:p>ISOCELL GD2</text:p>
          </table:table-cell>
          <table:table-cell table:number-columns-repeated="2"/>
          <table:table-cell office:value-type="float" office:value="4032" calcext:value-type="float">
            <text:p>4032</text:p>
          </table:table-cell>
          <table:table-cell office:value-type="float" office:value="3024" calcext:value-type="float">
            <text:p>302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/2.4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S5KGN2</text:p>
          </table:table-cell>
          <table:table-cell office:value-type="string" calcext:value-type="string">
            <text:p>ISOCELL GN2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6144" calcext:value-type="float">
            <text:p>6144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/>
          <table:table-cell office:value-type="string" calcext:value-type="string">
            <text:p>1/1.1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</table:table>
      <table:table table:name="Models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15" table:default-cell-style-name="ce5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evice-type</text:p>
          </table:table-cell>
          <table:table-cell office:value-type="string" calcext:value-type="string">
            <text:p>device-class</text:p>
          </table:table-cell>
          <table:table-cell office:value-type="string" calcext:value-type="string">
            <text:p>release-date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-front</text:p>
          </table:table-cell>
          <table:table-cell office:value-type="string" calcext:value-type="string">
            <text:p>ultrawi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telephoto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office:value-type="float" office:value="1679641200" calcext:value-type="float">
            <text:p>1679641200</text:p>
          </table:table-cell>
          <table:table-cell office:value-type="string" calcext:value-type="string">
            <text:p>SM-A546B;SM-A546E;SM-A546E/DS;SM-A546U;SM-A546V;SM-A5460;SCG21;SC-53D;SM-A546B/DS;SM-A546S;SM-A546U1</text:p>
          </table:table-cell>
          <table:table-cell/>
          <table:table-cell office:value-type="string" calcext:value-type="string">
            <text:p>IMX766:26.17079</text:p>
          </table:table-cell>
          <table:table-cell office:value-type="string" calcext:value-type="string">
            <text:p>IMX616:25.27;S5KGD2:25.27</text:p>
          </table:table-cell>
          <table:table-cell office:value-type="string" calcext:value-type="string">
            <text:p>S5K3L6:13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Phone 13 Pro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IMX582;IMX586: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Alpha 1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MILC</text:p>
          </table:table-cell>
          <table:table-cell table:number-columns-repeated="2"/>
          <table:table-cell office:value-type="string" calcext:value-type="string">
            <text:p>Exmor_RS_CMOS_50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OV56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708;IMX4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SBC</text:p>
          </table:table-cell>
          <table:table-cell table:number-columns-repeated="2"/>
          <table:table-cell office:value-type="string" calcext:value-type="string">
            <text:p>IMX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iaomi</text:p>
          </table:table-cell>
          <table:table-cell office:value-type="string" calcext:value-type="string">
            <text:p>15 Ultr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1in Le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oneplus.com/global/13/specs</text:p>
          </table:table-cell>
          <table:table-cell office:value-type="string" calcext:value-type="string">
            <text:p>One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808:23</text:p>
          </table:table-cell>
          <table:table-cell office:value-type="string" calcext:value-type="string">
            <text:p>IMX615:21</text:p>
          </table:table-cell>
          <table:table-cell office:value-type="string" calcext:value-type="string">
            <text:p>S5KJN5:15</text:p>
          </table:table-cell>
          <table:table-cell/>
          <table:table-cell office:value-type="string" calcext:value-type="string">
            <text:p>LYT-600:73</text:p>
          </table:table-cell>
        </table:table-row>
        <table:table-row table:style-name="ro1">
          <table:table-cell office:value-type="string" calcext:value-type="string">
            <text:p>https://www.oneplus.com/global/13r/spec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13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OC</text:p>
          </table:table-cell>
          <table:table-cell table:number-columns-repeated="3"/>
          <table:table-cell office:value-type="string" calcext:value-type="string">
            <text:p>LYT-700:24</text:p>
          </table:table-cell>
          <table:table-cell table:number-columns-repeated="2" office:value-type="string" calcext:value-type="string">
            <text:p>hold</text:p>
          </table:table-cell>
          <table:table-cell/>
          <table:table-cell office:value-type="string" calcext:value-type="string">
            <text:p>S5KJN5:47</text:p>
          </table:table-cell>
        </table:table-row>
        <table:table-row table:style-name="ro1">
          <table:table-cell/>
          <table:table-cell office:value-type="string" calcext:value-type="string">
            <text:p>Nik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ntax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C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on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PS-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/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2710:18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519:26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16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98:26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Pivariety:B0367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AR1820HS: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21MP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230:27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table:style-name="Default" office:value-type="string" calcext:value-type="string">
            <text:p>Hawkeye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IMX787: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ducam</text:p>
          </table:table-cell>
          <table:table-cell office:value-type="string" calcext:value-type="string">
            <text:p>OwlSight</text:p>
          </table:table-cell>
          <table:table-cell office:value-type="string" calcext:value-type="string">
            <text:p>Camera</text:p>
          </table:table-cell>
          <table:table-cell table:number-columns-repeated="3"/>
          <table:table-cell office:value-type="string" calcext:value-type="string">
            <text:p>OV64A40:24.7</text:p>
          </table:table-cell>
          <table:table-cell table:number-columns-repeated="5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cronyms" table:style-name="ta1">
        <office:forms form:automatic-focus="false" form:apply-design-mode="false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Mirrorless Interchangeable-Lens Camera</text:p>
          </table:table-cell>
        </table:table-row>
        <table:table-row table:style-name="ro1">
          <table:table-cell office:value-type="string" calcext:value-type="string">
            <text:p>DSLM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Digital Single-Lens Mirrorless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Electronic Viewfinder Interchangeable-L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Mirrorless</text:p>
          </table:table-cell>
          <table:table-cell office:value-type="string" calcext:value-type="string">
            <text:p>Compact System Camera</text:p>
          </table:table-cell>
        </table:table-row>
        <table:table-row table:style-name="ro1">
          <table:table-cell table:number-columns-repeated="2" office:value-type="string" calcext:value-type="string">
            <text:p>DSLR</text:p>
          </table:table-cell>
          <table:table-cell office:value-type="string" calcext:value-type="string">
            <text:p>Digital Single-Lens Reflex</text:p>
          </table:table-cell>
        </table:table-row>
        <table:table-row table:style-name="ro1">
          <table:table-cell table:number-columns-repeated="2" office:value-type="string" calcext:value-type="string">
            <text:p>SLR</text:p>
          </table:table-cell>
          <table:table-cell office:value-type="string" calcext:value-type="string">
            <text:p>Single-Lens Reflex</text:p>
          </table:table-cell>
        </table:table-row>
        <table:table-row table:style-name="ro1">
          <table:table-cell table:number-columns-repeated="2" office:value-type="string" calcext:value-type="string">
            <text:p>TLR</text:p>
          </table:table-cell>
          <table:table-cell office:value-type="string" calcext:value-type="string">
            <text:p>Twin-Lens Reflex</text:p>
          </table:table-cell>
        </table:table-row>
        <table:table-row table:style-name="ro1">
          <table:table-cell table:number-columns-repeated="2" office:value-type="string" calcext:value-type="string">
            <text:p>SBC</text:p>
          </table:table-cell>
          <table:table-cell office:value-type="string" calcext:value-type="string">
            <text:p>Single-Board Computer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tem on a Chip</text:p>
          </table:table-cell>
        </table:table-row>
        <table:table-row table:style-name="ro1">
          <table:table-cell table:number-columns-repeated="2" office:value-type="string" calcext:value-type="string">
            <text:p>APS</text:p>
          </table:table-cell>
          <table:table-cell office:value-type="string" calcext:value-type="string">
            <text:p>Adavanced Photo 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21:15:12.614702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6-17T01:32:33.611939081</dc:date>
    <meta:editing-duration>PT3H4M49S</meta:editing-duration>
    <meta:editing-cycles>39</meta:editing-cycles>
    <meta:document-statistic meta:table-count="3" meta:cell-count="1285" meta:object-count="0"/>
  </office:meta>
</office:document-meta>
</file>